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1" svg:font-family="'AR PL KaitiM GB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cm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xml:id="id3" draw:id="id3" draw:layer="layout" svg:width="2.702cm" svg:height="1.27cm" svg:x="3.316cm" svg:y="4.84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2" draw:text-style-name="P1" xml:id="id2" draw:id="id2" draw:layer="layout" svg:width="1.27cm" svg:height="1.27cm" svg:x="9.92cm" svg:y="4.84cm">
            <text:p text:style-name="P1">X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1.27cm" svg:height="1.27cm" svg:x="16.27cm" svg:y="4.84cm">
            <text:p text:style-name="P1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xml:id="id1" draw:id="id1" draw:layer="layout" svg:width="4.825cm" svg:height="1.143cm" svg:x="8.143cm" svg:y="7.3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nector draw:style-name="gr3" draw:text-style-name="P1" draw:layer="layout" svg:x1="10.555cm" svg:y1="7.38cm" svg:x2="10.555cm" svg:y2="6.11cm" draw:start-shape="id1" draw:start-glue-point="0" draw:end-shape="id2" draw:end-glue-point="8" svg:d="M10555 7380v-1270" svg:viewBox="0 0 1 1271">
            <text:p/>
          </draw:connector>
          <draw:connector draw:style-name="gr4" draw:text-style-name="P1" draw:layer="layout" svg:x1="6.018cm" svg:y1="5.475cm" svg:x2="9.92cm" svg:y2="5.475cm" draw:start-shape="id3" draw:start-glue-point="1" draw:end-shape="id2" draw:end-glue-point="6" svg:d="M6018 5475h3902" svg:viewBox="0 0 3903 1">
            <text:p/>
          </draw:connector>
          <draw:connector draw:style-name="gr4" draw:text-style-name="P1" draw:layer="layout" svg:x1="11.19cm" svg:y1="5.475cm" svg:x2="16.27cm" svg:y2="5.475cm" draw:start-shape="id2" draw:start-glue-point="10" draw:end-shape="id4" draw:end-glue-point="6" svg:d="M11190 5475h5080" svg:viewBox="0 0 5081 1">
            <text:p/>
          </draw:connector>
          <draw:frame draw:style-name="gr1" draw:text-style-name="P1" xml:id="id5" draw:id="id5" draw:layer="layout" svg:width="2.413cm" svg:height="1.27cm" svg:x="21.35cm" svg:y="4.8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onnector draw:style-name="gr4" draw:text-style-name="P1" draw:layer="layout" svg:x1="17.54cm" svg:y1="5.475cm" svg:x2="21.35cm" svg:y2="5.475cm" draw:start-shape="id4" draw:start-glue-point="10" draw:end-shape="id5" draw:end-glue-point="3" svg:d="M17540 5475h3810" svg:viewBox="0 0 3811 1">
            <text:p/>
          </draw:connector>
          <draw:frame draw:style-name="gr1" draw:text-style-name="P1" xml:id="id8" draw:id="id8" draw:layer="layout" svg:width="2.702cm" svg:height="1.27cm" svg:x="3.316cm" svg:y="9.928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2" draw:text-style-name="P1" xml:id="id7" draw:id="id7" draw:layer="layout" svg:width="1.27cm" svg:height="1.27cm" svg:x="9.92cm" svg:y="9.928cm">
            <text:p text:style-name="P1">X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xml:id="id6" draw:id="id6" draw:layer="layout" svg:width="4.572cm" svg:height="1.262cm" svg:x="8.269cm" svg:y="12.46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onnector draw:style-name="gr3" draw:text-style-name="P1" draw:layer="layout" svg:x1="10.555cm" svg:y1="12.468cm" svg:x2="10.555cm" svg:y2="11.198cm" draw:start-shape="id6" draw:start-glue-point="0" draw:end-shape="id7" draw:end-glue-point="8" svg:d="M10555 12468v-1270" svg:viewBox="0 0 1 1271">
            <text:p/>
          </draw:connector>
          <draw:connector draw:style-name="gr4" draw:text-style-name="P1" draw:layer="layout" svg:x1="6.018cm" svg:y1="10.563cm" svg:x2="9.92cm" svg:y2="10.563cm" draw:start-shape="id8" draw:start-glue-point="1" draw:end-shape="id7" draw:end-glue-point="6" svg:d="M6018 10563h3902" svg:viewBox="0 0 3903 1">
            <text:p/>
          </draw:connector>
          <draw:connector draw:style-name="gr4" draw:text-style-name="P1" draw:layer="layout" svg:x1="11.19cm" svg:y1="10.563cm" svg:x2="16.905cm" svg:y2="6.11cm" draw:start-shape="id7" draw:start-glue-point="10" draw:end-shape="id4" draw:end-glue-point="8" svg:d="M11190 10563h5715v-4453" svg:viewBox="0 0 5716 4454">
            <text:p/>
          </draw:connector>
        </draw:g>
      </draw:page>
      <draw:page draw:name="page2" draw:style-name="dp1" draw:master-page-name="Default">
        <draw:g>
          <draw:frame draw:style-name="gr1" draw:text-style-name="P1" xml:id="id20" draw:id="id20" draw:layer="layout" svg:width="3.353cm" svg:height="2.286cm" svg:x="23.587cm" svg:y="4.302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custom-shape draw:style-name="gr2" draw:text-style-name="P1" xml:id="id13" draw:id="id13" draw:layer="layout" svg:width="1.27cm" svg:height="1.27cm" svg:x="9.89cm" svg:y="4.81cm">
            <text:p text:style-name="P1">X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6.197cm" svg:height="1.143cm" svg:x="11.161cm" svg:y="6.842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" draw:text-style-name="P1" xml:id="id14" draw:id="id14" draw:layer="layout" svg:width="2.413cm" svg:height="1.27cm" svg:x="2.27cm" svg:y="4.81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2" draw:text-style-name="P1" xml:id="id10" draw:id="id10" draw:layer="layout" svg:width="1.27cm" svg:height="1.27cm" svg:x="9.89cm" svg:y="17.51cm">
            <text:p text:style-name="P1">X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1" draw:id="id11" draw:layer="layout" svg:width="6.35cm" svg:height="2.54cm" svg:x="12.43cm" svg:y="8.62cm">
            <text:p text:style-name="P1">Voltage-Controlled</text:p>
            <text:p text:style-name="P1">Oscillator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9" draw:id="id9" draw:layer="layout" svg:width="2.54cm" svg:height="2.54cm" svg:x="9.255cm" svg:y="12.43cm">
            <text:p text:style-name="P1">-90<text:span text:style-name="T2">°</text:span></text:p>
            <text:p text:style-name="P1"><text:span text:style-name="T2">Phase</text:span></text:p>
            <text:p text:style-name="P1"><text:span text:style-name="T2">Shift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914cm" svg:height="1.262cm" svg:x="11.16cm" svg:y="15.613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connector draw:style-name="gr4" draw:text-style-name="P1" draw:layer="layout" svg:x1="10.525cm" svg:y1="14.97cm" svg:x2="10.525cm" svg:y2="17.51cm" draw:start-shape="id9" draw:start-glue-point="2" draw:end-shape="id10" svg:d="M10525 14970v2540" svg:viewBox="0 0 1 2541">
            <text:p/>
          </draw:connector>
          <draw:connector draw:style-name="gr4" draw:text-style-name="P1" xml:id="id12" draw:id="id12" draw:layer="layout" svg:x1="12.43cm" svg:y1="9.89cm" svg:x2="10.525cm" svg:y2="12.43cm" draw:start-shape="id11" draw:start-glue-point="3" draw:end-shape="id9" draw:end-glue-point="0" svg:d="M12430 9890h-1905v2540" svg:viewBox="0 0 1906 2541">
            <text:p/>
          </draw:connector>
          <draw:connector draw:style-name="gr4" draw:text-style-name="P1" draw:layer="layout" svg:x1="10.525cm" svg:y1="9.89cm" svg:x2="10.525cm" svg:y2="6.08cm" draw:start-shape="id12" draw:start-glue-point="0" draw:end-shape="id13" draw:end-glue-point="8" svg:d="M10525 9890v-3810" svg:viewBox="0 0 1 3811">
            <text:p/>
          </draw:connector>
          <draw:connector draw:style-name="gr4" draw:text-style-name="P1" xml:id="id15" draw:id="id15" draw:layer="layout" svg:x1="4.683cm" svg:y1="5.445cm" svg:x2="9.89cm" svg:y2="5.445cm" draw:start-shape="id14" draw:start-glue-point="1" draw:end-shape="id13" draw:end-glue-point="6" svg:d="M4683 5445h5207" svg:viewBox="0 0 5208 1">
            <text:p/>
          </draw:connector>
          <draw:connector draw:style-name="gr4" draw:text-style-name="P1" draw:layer="layout" svg:x1="7.286cm" svg:y1="5.445cm" svg:x2="9.89cm" svg:y2="18.145cm" draw:start-shape="id15" draw:start-glue-point="0" draw:end-shape="id10" draw:end-glue-point="6" svg:d="M7286 5445v12700h2604" svg:viewBox="0 0 2605 12701">
            <text:p/>
          </draw:connector>
          <draw:custom-shape draw:style-name="gr5" draw:text-style-name="P1" xml:id="id16" draw:id="id16" draw:layer="layout" svg:width="1.27cm" svg:height="1.27cm" svg:x="14.97cm" svg:y="4.81cm">
            <text:p text:style-name="P1">LPF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1.16cm" svg:y1="5.445cm" svg:x2="14.97cm" svg:y2="5.445cm" draw:start-shape="id13" draw:start-glue-point="10" draw:end-shape="id16" draw:end-glue-point="3" svg:d="M11160 5445h3810" svg:viewBox="0 0 3811 1">
            <text:p/>
          </draw:connector>
          <draw:custom-shape draw:style-name="gr5" draw:text-style-name="P1" xml:id="id17" draw:id="id17" draw:layer="layout" svg:width="1.27cm" svg:height="1.27cm" svg:x="14.97cm" svg:y="17.51cm">
            <text:p text:style-name="P1">LPF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1.16cm" svg:y1="18.145cm" svg:x2="14.97cm" svg:y2="18.145cm" draw:start-shape="id10" draw:start-glue-point="10" draw:end-shape="id17" draw:end-glue-point="3" svg:d="M11160 18145h3810" svg:viewBox="0 0 3811 1">
            <text:p/>
          </draw:connector>
          <draw:custom-shape draw:style-name="gr5" draw:text-style-name="P1" xml:id="id18" draw:id="id18" draw:layer="layout" svg:width="1.27cm" svg:height="1.27cm" svg:x="20.05cm" svg:y="9.255cm">
            <text:p text:style-name="P1">LPF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20.05cm" svg:y1="9.89cm" svg:x2="18.78cm" svg:y2="9.89cm" draw:start-shape="id18" draw:start-glue-point="3" draw:end-shape="id11" draw:end-glue-point="1" svg:d="M20050 9890h-1270" svg:viewBox="0 0 1271 1">
            <text:p/>
          </draw:connector>
          <draw:connector draw:style-name="gr4" draw:text-style-name="P1" xml:id="id23" draw:id="id23" draw:layer="layout" svg:x1="16.24cm" svg:y1="18.145cm" svg:x2="23.479cm" svg:y2="18.145cm" draw:start-shape="id17" draw:start-glue-point="1" draw:end-shape="id19" svg:d="M16240 18145h7239" svg:viewBox="0 0 7240 1">
            <text:p/>
          </draw:connector>
          <draw:connector draw:style-name="gr4" draw:text-style-name="P1" xml:id="id22" draw:id="id22" draw:layer="layout" svg:x1="16.24cm" svg:y1="5.445cm" svg:x2="23.587cm" svg:y2="5.445cm" draw:start-shape="id16" draw:start-glue-point="1" draw:end-shape="id20" draw:end-glue-point="3" svg:d="M16240 5445h7347" svg:viewBox="0 0 7348 1">
            <text:p/>
          </draw:connector>
          <draw:custom-shape draw:style-name="gr2" draw:text-style-name="P1" xml:id="id21" draw:id="id21" draw:layer="layout" svg:width="1.27cm" svg:height="1.27cm" svg:x="22.336cm" svg:y="9.255cm">
            <text:p text:style-name="P1">X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svg:x1="22.336cm" svg:y1="9.89cm" svg:x2="21.32cm" svg:y2="9.89cm" draw:start-shape="id21" draw:start-glue-point="6" draw:end-shape="id18" draw:end-glue-point="1" svg:d="M22336 9890h-1016" svg:viewBox="0 0 1017 1">
            <text:p/>
          </draw:connector>
          <draw:connector draw:style-name="gr4" draw:text-style-name="P1" draw:layer="layout" draw:line-skew="-1.931cm" svg:x1="19.913cm" svg:y1="5.445cm" svg:x2="22.971cm" svg:y2="9.255cm" draw:start-shape="id22" draw:start-glue-point="0" draw:end-shape="id21" draw:end-glue-point="4" svg:d="M19913 5445h3058v3810" svg:viewBox="0 0 3059 3811">
            <text:p/>
          </draw:connector>
          <draw:connector draw:style-name="gr4" draw:text-style-name="P1" draw:layer="layout" draw:line-skew="3.835cm" svg:x1="19.859cm" svg:y1="18.145cm" svg:x2="22.971cm" svg:y2="10.525cm" draw:start-shape="id23" draw:start-glue-point="0" draw:end-shape="id21" draw:end-glue-point="8" svg:d="M19859 18145h3112v-7620" svg:viewBox="0 0 3113 7621">
            <text:p/>
          </draw:connector>
          <draw:frame draw:style-name="gr1" draw:text-style-name="P1" xml:id="id19" draw:id="id19" draw:layer="layout" svg:width="3.353cm" svg:height="2.286cm" svg:x="23.479cm" svg:y="17.002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1" svg:font-family="'AR PL KaitiM GB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Noyes</meta:initial-creator>
    <meta:creation-date>2014-10-19T19:25:23.693685330</meta:creation-date>
    <dc:date>2014-10-20T05:41:57.538405144</dc:date>
    <dc:creator>Daniel Noyes</dc:creator>
    <meta:editing-duration>PT3M53S</meta:editing-duration>
    <meta:editing-cycles>2</meta:editing-cycles>
    <meta:generator>LibreOffice/4.2.6.3$Linux_X86_64 LibreOffice_project/420m0$Build-3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row>
        <mo fence="true" stretchy="false">(</mo>
        <mrow>
          <mi>t</mi>
        </mrow>
        <mo fence="true" stretchy="false">)</mo>
      </mrow>
    </mrow>
    <annotation encoding="StarMath 5.0">m_1 ( t )</annotation>
  </semantics>
</math>
</file>

<file path=Object 10/content.xml><?xml version="1.0" encoding="utf-8"?>
<math xmlns="http://www.w3.org/1998/Math/MathML" display="block">
  <semantics>
    <mrow>
      <mfrac>
        <mn>1</mn>
        <mn>2</mn>
      </mfrac>
      <msub>
        <mi>m</mi>
        <mn>2</mn>
      </msub>
      <mrow>
        <mo fence="true" stretchy="false">(</mo>
        <mrow>
          <mi>t</mi>
        </mrow>
        <mo fence="true" stretchy="false">)</mo>
      </mrow>
    </mrow>
    <annotation encoding="StarMath 5.0">1 over 2m_2
 ( t )</annotation>
  </semantics>
</math>
</file>

<file path=Object 2/content.xml><?xml version="1.0" encoding="utf-8"?>
<math xmlns="http://www.w3.org/1998/Math/MathML" display="block">
  <semantics>
    <mrow>
      <mi>cos</mi>
      <mrow>
        <mo fence="true" stretchy="false">(</mo>
        <mrow>
          <mrow>
            <mn>2</mn>
            <mi mathvariant="normal">π</mi>
            <msub>
              <mi>f</mi>
              <mi>c</mi>
            </msub>
            <mi>t</mi>
          </mrow>
        </mrow>
        <mo fence="true" stretchy="false">)</mo>
      </mrow>
    </mrow>
    <annotation encoding="StarMath 5.0">cos( 2%pi f_c t )</annotation>
  </semantics>
</math>
</file>

<file path=Object 3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 ( t )</annotation>
  </semantics>
</math>
</file>

<file path=Object 4/content.xml><?xml version="1.0" encoding="utf-8"?>
<math xmlns="http://www.w3.org/1998/Math/MathML" display="block">
  <semantics>
    <mrow>
      <msub>
        <mi>m</mi>
        <mn>2</mn>
      </msub>
      <mrow>
        <mo fence="true" stretchy="false">(</mo>
        <mrow>
          <mi>t</mi>
        </mrow>
        <mo fence="true" stretchy="false">)</mo>
      </mrow>
    </mrow>
    <annotation encoding="StarMath 5.0">m_2 ( t )</annotation>
  </semantics>
</math>
</file>

<file path=Object 5/content.xml><?xml version="1.0" encoding="utf-8"?>
<math xmlns="http://www.w3.org/1998/Math/MathML" display="block">
  <semantics>
    <mrow>
      <mi>sin</mi>
      <mrow>
        <mo fence="true" stretchy="false">(</mo>
        <mrow>
          <mrow>
            <mn>2</mn>
            <mi mathvariant="normal">π</mi>
            <msub>
              <mi>f</mi>
              <mi>c</mi>
            </msub>
            <mi>t</mi>
          </mrow>
        </mrow>
        <mo fence="true" stretchy="false">)</mo>
      </mrow>
    </mrow>
    <annotation encoding="StarMath 5.0">sin( 2%pi f_c t )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sub>
        <mi>m</mi>
        <mn>1</mn>
      </msub>
      <mrow>
        <mo fence="true" stretchy="false">(</mo>
        <mrow>
          <mi>t</mi>
        </mrow>
        <mo fence="true" stretchy="false">)</mo>
      </mrow>
    </mrow>
    <annotation encoding="StarMath 5.0">1 over 2m_1 ( t )</annotation>
  </semantics>
</math>
</file>

<file path=Object 7/content.xml><?xml version="1.0" encoding="utf-8"?>
<math xmlns="http://www.w3.org/1998/Math/MathML" display="block">
  <semantics>
    <mrow>
      <mi>cos</mi>
      <mrow>
        <mo fence="true" stretchy="false">(</mo>
        <mrow>
          <mrow>
            <mn>2</mn>
            <mi mathvariant="normal">π</mi>
            <msub>
              <mi>f</mi>
              <mi>c</mi>
            </msub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cos( 2%pi f_c t + %PHI)</annotation>
  </semantics>
</math>
</file>

<file path=Object 8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 ( t )</annotation>
  </semantics>
</math>
</file>

<file path=Object 9/content.xml><?xml version="1.0" encoding="utf-8"?>
<math xmlns="http://www.w3.org/1998/Math/MathML" display="block">
  <semantics>
    <mrow>
      <mi>sin</mi>
      <mrow>
        <mo fence="true" stretchy="false">(</mo>
        <mrow>
          <mrow>
            <mn>2</mn>
            <mi mathvariant="normal">π</mi>
            <msub>
              <mi>f</mi>
              <mi>c</mi>
            </msub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sin( 2%pi f_c t + %PHI )</annotation>
  </semantics>
</math>
</file>